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48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9.483cm" svg:x="1.4cm" svg:y="0.837cm" presentation:class="subtitle" presentation:user-transformed="true">
          <draw:text-box>
            <text:p>“...pero que es esto del Open Source?”</text:p>
            <text:p/>
            <text:p>Juan C. Inostroza</text:p>
            <text:p>jci@codemonkey.cl </text:p>
            <text:p>Twitter : @jc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Vamos a hablar del Open Source?</text:p>
            <text:p><text:span text:style-name="T1">(otra vez?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No es una charla teorica.</text:p>
            <text:p>Mas bien una charla tecnica.</text:p>
            <text:p>Con monton de referencia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jci@marvin:~&gt; whoami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Ingeniero Ejecucion Informatica</text:p>
            <text:p>Trabajando como Sysadmin desde 2000</text:p>
            <text:p>Conocer Unix/Linux en 1996</text:p>
            <text:p>Conocer Internet en 1994</text:p>
            <text:p>Conocer un MOS6502 en 1985</text:p>
            <text:p/>
            <text:p><text:span text:style-name="T2">(yes, I am that ol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 Condensed" fo:font-family="'Roboto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Condensed" fo:font-family="'Roboto Condensed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ci </meta:initial-creator>
    <meta:creation-date>2017-11-14T23:48:18.324234441</meta:creation-date>
    <dc:date>2017-11-14T23:55:56.762638161</dc:date>
    <dc:creator>jci </dc:creator>
    <meta:editing-duration>PT7M40S</meta:editing-duration>
    <meta:editing-cycles>1</meta:editing-cycles>
    <meta:document-statistic meta:object-count="36"/>
    <meta:generator>LibreOffice/5.0.4.2$Linux_X86_64 LibreOffice_project/2b9802c1994aa0b7dc6079e128979269cf95bc78</meta:generator>
  </office:meta>
</office:document-meta>
</file>